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Manrope3 Medium" fo:font-size="16pt" officeooo:rsid="000dfb64" officeooo:paragraph-rsid="000dfb64" style:font-size-asian="14pt" style:font-size-complex="16pt"/>
    </style:style>
    <style:style style:name="P2" style:family="paragraph" style:parent-style-name="Standard">
      <style:paragraph-properties fo:text-align="start" style:justify-single-word="false"/>
      <style:text-properties style:font-name="Manrope3 Medium" fo:font-size="16pt" officeooo:rsid="000e4fd9" officeooo:paragraph-rsid="000e4fd9" style:font-size-asian="14pt" style:font-size-complex="16pt"/>
    </style:style>
    <style:style style:name="P3" style:family="paragraph" style:parent-style-name="Standard">
      <style:paragraph-properties fo:text-align="start" style:justify-single-word="false"/>
      <style:text-properties style:font-name="Manrope3 Medium" fo:font-size="16pt" officeooo:rsid="000e5a9b" officeooo:paragraph-rsid="000e5a9b" style:font-size-asian="14pt" style:font-size-complex="16pt"/>
    </style:style>
    <style:style style:name="P4" style:family="paragraph" style:parent-style-name="Standard">
      <style:paragraph-properties fo:text-align="start" style:justify-single-word="false"/>
      <style:text-properties style:font-name="Manrope3 Medium" fo:font-size="16pt" officeooo:rsid="00186c70" officeooo:paragraph-rsid="00186c70" style:font-size-asian="14pt" style:font-size-complex="16pt"/>
    </style:style>
    <style:style style:name="P5" style:family="paragraph" style:parent-style-name="Standard">
      <style:paragraph-properties fo:text-align="start" style:justify-single-word="false"/>
      <style:text-properties style:font-name="Manrope3 Medium" fo:font-size="16pt" officeooo:rsid="001caa8d" officeooo:paragraph-rsid="001caa8d" style:font-size-asian="14pt" style:font-size-complex="16pt"/>
    </style:style>
    <style:style style:name="P6" style:family="paragraph" style:parent-style-name="Standard">
      <style:paragraph-properties fo:text-align="start" style:justify-single-word="false"/>
      <style:text-properties style:font-name="Manrope3 Medium" fo:font-size="16pt" officeooo:rsid="0032e072" officeooo:paragraph-rsid="0032e072" style:font-size-asian="14pt" style:font-size-complex="16pt"/>
    </style:style>
    <style:style style:name="P7" style:family="paragraph" style:parent-style-name="Standard">
      <style:paragraph-properties fo:text-align="start" style:justify-single-word="false"/>
      <style:text-properties style:font-name="Manrope3 Medium" fo:font-size="16pt" officeooo:rsid="0025ee3f" officeooo:paragraph-rsid="0074f974" style:font-size-asian="14pt" style:font-size-complex="16pt"/>
    </style:style>
    <style:style style:name="P8" style:family="paragraph" style:parent-style-name="Standard">
      <style:paragraph-properties fo:text-align="start" style:justify-single-word="false"/>
      <style:text-properties style:font-name="Manrope3 Medium" fo:font-size="16pt" officeooo:rsid="0074f974" officeooo:paragraph-rsid="0074f974" style:font-size-asian="14pt" style:font-size-complex="16pt"/>
    </style:style>
    <style:style style:name="P9" style:family="paragraph" style:parent-style-name="Standard">
      <style:paragraph-properties fo:text-align="center" style:justify-single-word="false"/>
      <style:text-properties style:font-name="Manrope3 Medium" fo:font-size="24pt" officeooo:rsid="000dfb64" officeooo:paragraph-rsid="000dfb64" style:font-size-asian="24pt" style:font-size-complex="24pt"/>
    </style:style>
    <style:style style:name="P10" style:family="paragraph" style:parent-style-name="Standard">
      <style:paragraph-properties fo:text-align="start" style:justify-single-word="false"/>
      <style:text-properties style:font-name="Manrope3 Medium" fo:font-size="12pt" officeooo:rsid="000dfb64" officeooo:paragraph-rsid="000dfb64" style:font-size-asian="10.5pt" style:font-size-complex="12pt"/>
    </style:style>
    <style:style style:name="P11" style:family="paragraph" style:parent-style-name="Standard">
      <style:paragraph-properties fo:text-align="start" style:justify-single-word="false"/>
      <style:text-properties style:font-name="Manrope3 Medium" fo:font-size="12pt" officeooo:rsid="000e5a9b" officeooo:paragraph-rsid="000e5a9b" style:font-size-asian="10.5pt" style:font-size-complex="12pt"/>
    </style:style>
    <style:style style:name="P12" style:family="paragraph" style:parent-style-name="Standard">
      <style:paragraph-properties fo:text-align="start" style:justify-single-word="false"/>
      <style:text-properties style:font-name="Manrope3 Medium" fo:font-size="12pt" officeooo:rsid="000e5a9b" officeooo:paragraph-rsid="0014c2df" style:font-size-asian="10.5pt" style:font-size-complex="12pt"/>
    </style:style>
    <style:style style:name="P13" style:family="paragraph" style:parent-style-name="Standard">
      <style:paragraph-properties fo:text-align="start" style:justify-single-word="false"/>
      <style:text-properties style:font-name="Manrope3 Medium" fo:font-size="12pt" officeooo:rsid="00186c70" officeooo:paragraph-rsid="00186c70" style:font-size-asian="10.5pt" style:font-size-complex="12pt"/>
    </style:style>
    <style:style style:name="P14" style:family="paragraph" style:parent-style-name="Standard">
      <style:paragraph-properties fo:text-align="start" style:justify-single-word="false"/>
      <style:text-properties style:font-name="Manrope3 Medium" fo:font-size="12pt" officeooo:rsid="001caa8d" officeooo:paragraph-rsid="001caa8d" style:font-size-asian="10.5pt" style:font-size-complex="12pt"/>
    </style:style>
    <style:style style:name="P15" style:family="paragraph" style:parent-style-name="Standard">
      <style:paragraph-properties fo:text-align="start" style:justify-single-word="false"/>
      <style:text-properties style:font-name="Manrope3 Medium" fo:font-size="12pt" officeooo:rsid="001caa8d" officeooo:paragraph-rsid="0025ee3f" style:font-size-asian="10.5pt" style:font-size-complex="12pt"/>
    </style:style>
    <style:style style:name="P16" style:family="paragraph" style:parent-style-name="Standard">
      <style:paragraph-properties fo:text-align="start" style:justify-single-word="false"/>
      <style:text-properties style:font-name="Manrope3 Medium" fo:font-size="12pt" officeooo:rsid="001caa8d" officeooo:paragraph-rsid="0074f974" style:font-size-asian="10.5pt" style:font-size-complex="12pt"/>
    </style:style>
    <style:style style:name="P17" style:family="paragraph" style:parent-style-name="Standard">
      <style:paragraph-properties fo:text-align="start" style:justify-single-word="false"/>
      <style:text-properties style:font-name="Manrope3 Medium" fo:font-size="12pt" officeooo:rsid="002c949a" officeooo:paragraph-rsid="002c949a" style:font-size-asian="10.5pt" style:font-size-complex="12pt"/>
    </style:style>
    <style:style style:name="P18" style:family="paragraph" style:parent-style-name="Standard">
      <style:paragraph-properties fo:text-align="start" style:justify-single-word="false"/>
      <style:text-properties style:font-name="Manrope3 Medium" fo:font-size="12pt" officeooo:rsid="00338076" officeooo:paragraph-rsid="00338076" style:font-size-asian="10.5pt" style:font-size-complex="12pt"/>
    </style:style>
    <style:style style:name="P19" style:family="paragraph" style:parent-style-name="Standard">
      <style:paragraph-properties fo:text-align="start" style:justify-single-word="false"/>
      <style:text-properties style:font-name="Manrope3 Medium" fo:font-size="12pt" officeooo:rsid="00722f9f" officeooo:paragraph-rsid="00722f9f" style:font-size-asian="10.5pt" style:font-size-complex="12pt"/>
    </style:style>
    <style:style style:name="P20" style:family="paragraph" style:parent-style-name="Standard">
      <style:paragraph-properties fo:text-align="center" style:justify-single-word="false"/>
      <style:text-properties style:font-name="Manrope3 Medium" fo:font-size="14pt" officeooo:rsid="001b1dd0" officeooo:paragraph-rsid="001b1dd0" style:font-size-asian="14pt" style:font-size-complex="14pt"/>
    </style:style>
    <style:style style:name="P21" style:family="paragraph" style:parent-style-name="Standard">
      <style:paragraph-properties fo:text-align="center" style:justify-single-word="false"/>
      <style:text-properties style:font-name="Manrope3 Medium" fo:font-size="14pt" officeooo:paragraph-rsid="0028db69"/>
    </style:style>
    <style:style style:name="P22" style:family="paragraph" style:parent-style-name="Standard">
      <style:paragraph-properties fo:text-align="start" style:justify-single-word="false"/>
      <style:text-properties style:font-name="Manrope3 Medium" fo:font-size="10pt" officeooo:rsid="003546d7" officeooo:paragraph-rsid="003546d7" style:font-size-asian="8.75pt" style:font-size-complex="10pt"/>
    </style:style>
    <style:style style:name="P23" style:family="paragraph" style:parent-style-name="Standard">
      <style:paragraph-properties fo:text-align="start" style:justify-single-word="false"/>
      <style:text-properties style:font-name="Manrope3 Medium" fo:font-size="10pt" officeooo:rsid="003c8010" officeooo:paragraph-rsid="003e447f" style:font-size-asian="8.75pt" style:font-size-complex="10pt"/>
    </style:style>
    <style:style style:name="P24" style:family="paragraph" style:parent-style-name="Standard">
      <style:paragraph-properties fo:text-align="start" style:justify-single-word="false"/>
      <style:text-properties style:font-name="Manrope3 Medium" fo:font-size="10pt" officeooo:rsid="003e447f" officeooo:paragraph-rsid="003e447f" style:font-size-asian="8.75pt" style:font-size-complex="10pt"/>
    </style:style>
    <style:style style:name="P25" style:family="paragraph" style:parent-style-name="Standard">
      <style:paragraph-properties fo:text-align="start" style:justify-single-word="false"/>
      <style:text-properties style:font-name="Manrope3 Medium" fo:font-size="10pt" officeooo:rsid="0035d3fc" officeooo:paragraph-rsid="0035d3fc" style:font-size-asian="8.75pt" style:font-size-complex="10pt"/>
    </style:style>
    <style:style style:name="P26" style:family="paragraph" style:parent-style-name="Standard">
      <style:paragraph-properties fo:text-align="start" style:justify-single-word="false"/>
      <style:text-properties style:font-name="Manrope3 Medium" fo:font-size="10pt" officeooo:rsid="0035d3fc" officeooo:paragraph-rsid="003a93b8" style:font-size-asian="8.75pt" style:font-size-complex="10pt"/>
    </style:style>
    <style:style style:name="P27" style:family="paragraph" style:parent-style-name="Standard">
      <style:paragraph-properties fo:text-align="start" style:justify-single-word="false"/>
      <style:text-properties style:font-name="Manrope3 Medium" fo:font-size="10pt" officeooo:paragraph-rsid="0035d3fc"/>
    </style:style>
    <style:style style:name="P28" style:family="paragraph" style:parent-style-name="Standard">
      <style:paragraph-properties fo:text-align="start" style:justify-single-word="false"/>
      <style:text-properties style:font-name="Manrope3 Medium" fo:font-size="10pt" officeooo:rsid="003a93b8" officeooo:paragraph-rsid="00402e4b"/>
    </style:style>
    <style:style style:name="P29" style:family="paragraph" style:parent-style-name="Standard">
      <style:paragraph-properties fo:text-align="start" style:justify-single-word="false" fo:break-before="page"/>
      <style:text-properties style:font-name="Manrope3 Medium" fo:font-size="16pt" officeooo:rsid="00186c70" officeooo:paragraph-rsid="00186c70" style:font-size-asian="14pt" style:font-size-complex="16pt"/>
    </style:style>
    <style:style style:name="P30" style:family="paragraph" style:parent-style-name="Standard">
      <style:paragraph-properties fo:text-align="start" style:justify-single-word="false" fo:break-before="page"/>
      <style:text-properties style:font-name="Manrope3 Medium" fo:font-size="16pt" officeooo:rsid="0032e072" officeooo:paragraph-rsid="0032e072" style:font-size-asian="14pt" style:font-size-complex="16pt"/>
    </style:style>
    <style:style style:name="P31" style:family="paragraph" style:parent-style-name="Standard">
      <style:paragraph-properties fo:text-align="start" style:justify-single-word="false" fo:break-before="page"/>
      <style:text-properties style:font-name="Manrope3 Medium" fo:font-size="16pt" officeooo:rsid="002a9692" officeooo:paragraph-rsid="002a9692" style:font-size-asian="16pt" style:font-size-complex="16pt"/>
    </style:style>
    <style:style style:name="P32" style:family="paragraph" style:parent-style-name="Standard">
      <style:paragraph-properties fo:text-align="start" style:justify-single-word="false" fo:break-before="page"/>
      <style:text-properties style:font-name="Manrope3 Medium" fo:font-size="12pt" officeooo:rsid="004c45a3" officeooo:paragraph-rsid="004c45a3" style:font-size-asian="10.5pt" style:font-size-complex="12pt"/>
    </style:style>
    <style:style style:name="P33" style:family="paragraph" style:parent-style-name="Standard">
      <style:paragraph-properties fo:text-align="start" style:justify-single-word="false" fo:break-before="page"/>
      <style:text-properties style:font-name="Manrope3 Medium" fo:font-size="12pt" officeooo:rsid="004c45a3" officeooo:paragraph-rsid="00592a9f" style:font-size-asian="10.5pt" style:font-size-complex="12pt"/>
    </style:style>
    <style:style style:name="P34" style:family="paragraph" style:parent-style-name="Standard">
      <style:paragraph-properties fo:text-align="start" style:justify-single-word="false" fo:break-before="page"/>
      <style:text-properties style:font-name="Manrope3 Medium" fo:font-size="12pt" officeooo:rsid="004c45a3" officeooo:paragraph-rsid="0063e5d6" style:font-size-asian="10.5pt" style:font-size-complex="12pt"/>
    </style:style>
    <style:style style:name="P35" style:family="paragraph" style:parent-style-name="Standard">
      <style:paragraph-properties fo:text-align="start" style:justify-single-word="false" fo:break-before="page"/>
      <style:text-properties style:font-name="Manrope3 Medium" fo:font-size="12pt" officeooo:rsid="00402e4b" officeooo:paragraph-rsid="00402e4b" style:font-size-asian="12pt" style:font-size-complex="12pt"/>
    </style:style>
    <style:style style:name="P36" style:family="paragraph" style:parent-style-name="Standard" style:list-style-name="L1">
      <style:paragraph-properties fo:text-align="start" style:justify-single-word="false"/>
      <style:text-properties style:font-name="Manrope3 Medium" fo:font-size="10pt" officeooo:rsid="00338076" officeooo:paragraph-rsid="00338076" style:font-size-asian="8.75pt" style:font-size-complex="10pt"/>
    </style:style>
    <style:style style:name="P37" style:family="paragraph" style:parent-style-name="Standard" style:list-style-name="L1">
      <style:paragraph-properties fo:text-align="start" style:justify-single-word="false"/>
      <style:text-properties style:font-name="Manrope3 Medium" fo:font-size="10pt" officeooo:rsid="0033b9c9" officeooo:paragraph-rsid="0033b9c9" style:font-size-asian="8.75pt" style:font-size-complex="10pt"/>
    </style:style>
    <style:style style:name="P38" style:family="paragraph" style:parent-style-name="Standard" style:list-style-name="L2">
      <style:paragraph-properties fo:text-align="start" style:justify-single-word="false"/>
      <style:text-properties style:font-name="Manrope3 Medium" fo:font-size="10pt" officeooo:rsid="00402e4b" officeooo:paragraph-rsid="00402e4b" style:font-size-asian="8.75pt" style:font-size-complex="10pt"/>
    </style:style>
    <style:style style:name="P39" style:family="paragraph" style:parent-style-name="Standard" style:list-style-name="L2">
      <style:paragraph-properties fo:text-align="start" style:justify-single-word="false"/>
      <style:text-properties style:font-name="Manrope3 Medium" fo:font-size="10pt" officeooo:rsid="0040d53a" officeooo:paragraph-rsid="0040d53a" style:font-size-asian="8.75pt" style:font-size-complex="10pt"/>
    </style:style>
    <style:style style:name="P40" style:family="paragraph" style:parent-style-name="Standard" style:list-style-name="L2">
      <style:paragraph-properties fo:text-align="start" style:justify-single-word="false"/>
      <style:text-properties style:font-name="Manrope3 Medium" fo:font-size="10pt" officeooo:rsid="0040d53a" officeooo:paragraph-rsid="00539798" style:font-size-asian="8.75pt" style:font-size-complex="10pt"/>
    </style:style>
    <style:style style:name="P41" style:family="paragraph" style:parent-style-name="Standard" style:list-style-name="L2">
      <style:paragraph-properties fo:text-align="start" style:justify-single-word="false"/>
      <style:text-properties style:font-name="Manrope3 Medium" fo:font-size="10pt" officeooo:rsid="0040e615" officeooo:paragraph-rsid="0040e615" style:font-size-asian="8.75pt" style:font-size-complex="10pt"/>
    </style:style>
    <style:style style:name="P42" style:family="paragraph" style:parent-style-name="Standard" style:list-style-name="L2">
      <style:paragraph-properties fo:text-align="start" style:justify-single-word="false"/>
      <style:text-properties style:font-name="Manrope3 Medium" fo:font-size="10pt" officeooo:rsid="0045f7a9" officeooo:paragraph-rsid="0045f7a9" style:font-size-asian="8.75pt" style:font-size-complex="10pt"/>
    </style:style>
    <style:style style:name="P43" style:family="paragraph" style:parent-style-name="Standard" style:list-style-name="L2">
      <style:paragraph-properties fo:text-align="start" style:justify-single-word="false"/>
      <style:text-properties style:font-name="Manrope3 Medium" fo:font-size="10pt" officeooo:rsid="0047e46e" officeooo:paragraph-rsid="0047e46e" style:font-size-asian="8.75pt" style:font-size-complex="10pt"/>
    </style:style>
    <style:style style:name="P44" style:family="paragraph" style:parent-style-name="Standard" style:list-style-name="L2">
      <style:paragraph-properties fo:text-align="start" style:justify-single-word="false"/>
      <style:text-properties style:font-name="Manrope3 Medium" fo:font-size="10pt" officeooo:rsid="0044d274" officeooo:paragraph-rsid="0044d274" style:font-size-asian="8.75pt" style:font-size-complex="10pt"/>
    </style:style>
    <style:style style:name="P45" style:family="paragraph" style:parent-style-name="Standard" style:list-style-name="L3">
      <style:paragraph-properties fo:text-align="start" style:justify-single-word="false"/>
      <style:text-properties style:font-name="Manrope3 Medium" fo:font-size="10pt" officeooo:rsid="004f27fb" officeooo:paragraph-rsid="004f27fb" style:font-size-asian="8.75pt" style:font-size-complex="10pt"/>
    </style:style>
    <style:style style:name="P46" style:family="paragraph" style:parent-style-name="Standard" style:list-style-name="L3">
      <style:paragraph-properties fo:text-align="start" style:justify-single-word="false"/>
      <style:text-properties style:font-name="Manrope3 Medium" fo:font-size="10pt" officeooo:rsid="005e3799" officeooo:paragraph-rsid="005e3799" style:font-size-asian="8.75pt" style:font-size-complex="10pt"/>
    </style:style>
    <style:style style:name="P47" style:family="paragraph" style:parent-style-name="Standard" style:list-style-name="L3">
      <style:paragraph-properties fo:text-align="start" style:justify-single-word="false"/>
      <style:text-properties style:font-name="Manrope3 Medium" fo:font-size="10pt" officeooo:rsid="004f54b9" officeooo:paragraph-rsid="004f54b9" style:font-size-asian="8.75pt" style:font-size-complex="10pt"/>
    </style:style>
    <style:style style:name="P48" style:family="paragraph" style:parent-style-name="Standard" style:list-style-name="L3">
      <style:paragraph-properties fo:text-align="start" style:justify-single-word="false"/>
      <style:text-properties style:font-name="Manrope3 Medium" fo:font-size="10pt" officeooo:rsid="004f54b9" officeooo:paragraph-rsid="00644820" style:font-size-asian="8.75pt" style:font-size-complex="10pt"/>
    </style:style>
    <style:style style:name="P49" style:family="paragraph" style:parent-style-name="Standard" style:list-style-name="L3">
      <style:paragraph-properties fo:text-align="start" style:justify-single-word="false"/>
      <style:text-properties style:font-name="Manrope3 Medium" fo:font-size="10pt" officeooo:rsid="006b532a" officeooo:paragraph-rsid="006b532a" style:font-size-asian="8.75pt" style:font-size-complex="10pt"/>
    </style:style>
    <style:style style:name="P50" style:family="paragraph" style:parent-style-name="Standard" style:list-style-name="L3">
      <style:paragraph-properties fo:text-align="start" style:justify-single-word="false"/>
      <style:text-properties style:font-name="Manrope3 Medium" fo:font-size="10pt" officeooo:rsid="0051aed6" officeooo:paragraph-rsid="0051aed6" style:font-size-asian="8.75pt" style:font-size-complex="10pt"/>
    </style:style>
    <style:style style:name="P51" style:family="paragraph" style:parent-style-name="Standard" style:list-style-name="L3">
      <style:paragraph-properties fo:text-align="start" style:justify-single-word="false"/>
      <style:text-properties style:font-name="Manrope3 Medium" fo:font-size="10pt" officeooo:rsid="0051aed6" officeooo:paragraph-rsid="00644820" style:font-size-asian="8.75pt" style:font-size-complex="10pt"/>
    </style:style>
    <style:style style:name="P52" style:family="paragraph" style:parent-style-name="Standard" style:list-style-name="L3">
      <style:paragraph-properties fo:text-align="start" style:justify-single-word="false"/>
      <style:text-properties style:font-name="Manrope3 Medium" fo:font-size="10pt" officeooo:rsid="0051aed6" officeooo:paragraph-rsid="0063e5d6" style:font-size-asian="8.75pt" style:font-size-complex="10pt"/>
    </style:style>
    <style:style style:name="P53" style:family="paragraph" style:parent-style-name="Standard" style:list-style-name="L3">
      <style:paragraph-properties fo:text-align="start" style:justify-single-word="false"/>
      <style:text-properties style:font-name="Manrope3 Medium" fo:font-size="10pt" officeooo:rsid="0052842c" officeooo:paragraph-rsid="0052842c" style:font-size-asian="8.75pt" style:font-size-complex="10pt"/>
    </style:style>
    <style:style style:name="P54" style:family="paragraph" style:parent-style-name="Standard" style:list-style-name="L3">
      <style:paragraph-properties fo:text-align="start" style:justify-single-word="false"/>
      <style:text-properties style:font-name="Manrope3 Medium" fo:font-size="10pt" officeooo:rsid="0052842c" officeooo:paragraph-rsid="00644820" style:font-size-asian="8.75pt" style:font-size-complex="10pt"/>
    </style:style>
    <style:style style:name="P55" style:family="paragraph" style:parent-style-name="Standard" style:list-style-name="L3">
      <style:paragraph-properties fo:text-align="start" style:justify-single-word="false"/>
      <style:text-properties style:font-name="Manrope3 Medium" fo:font-size="10pt" officeooo:rsid="006039f6" officeooo:paragraph-rsid="00644820" style:font-size-asian="8.75pt" style:font-size-complex="10pt"/>
    </style:style>
    <style:style style:name="P56" style:family="paragraph" style:parent-style-name="Standard" style:list-style-name="L3">
      <style:paragraph-properties fo:text-align="start" style:justify-single-word="false"/>
      <style:text-properties style:font-name="Manrope3 Medium" fo:font-size="10pt" officeooo:rsid="0065fb38" officeooo:paragraph-rsid="0065fb38" style:font-size-asian="8.75pt" style:font-size-complex="10pt"/>
    </style:style>
    <style:style style:name="P57" style:family="paragraph" style:parent-style-name="Standard" style:list-style-name="L3">
      <style:paragraph-properties fo:text-align="start" style:justify-single-word="false"/>
      <style:text-properties style:font-name="Manrope3 Medium" fo:font-size="10pt" officeooo:rsid="006c6564" officeooo:paragraph-rsid="006c6564" style:font-size-asian="8.75pt" style:font-size-complex="10pt"/>
    </style:style>
    <style:style style:name="P58" style:family="paragraph" style:parent-style-name="Standard" style:list-style-name="L3">
      <style:paragraph-properties fo:text-align="start" style:justify-single-word="false"/>
      <style:text-properties style:font-name="Manrope3 Medium" fo:font-size="10pt" officeooo:rsid="006c6564" officeooo:paragraph-rsid="006c99a9" style:font-size-asian="8.75pt" style:font-size-complex="10pt"/>
    </style:style>
    <style:style style:name="P59" style:family="paragraph" style:parent-style-name="Standard" style:list-style-name="L3">
      <style:paragraph-properties fo:text-align="start" style:justify-single-word="false"/>
      <style:text-properties style:font-name="Manrope3 Medium" fo:font-size="10pt" officeooo:rsid="00615e98" officeooo:paragraph-rsid="0063e5d6" style:font-size-asian="8.75pt" style:font-size-complex="10pt"/>
    </style:style>
    <style:style style:name="P60" style:family="paragraph" style:parent-style-name="Standard" style:list-style-name="L3">
      <style:paragraph-properties fo:text-align="start" style:justify-single-word="false"/>
      <style:text-properties style:font-name="Manrope3 Medium" fo:font-size="10pt" officeooo:rsid="00615e98" officeooo:paragraph-rsid="0068d186" style:font-size-asian="8.75pt" style:font-size-complex="10pt"/>
    </style:style>
    <style:style style:name="P61" style:family="paragraph" style:parent-style-name="Standard" style:list-style-name="L3">
      <style:paragraph-properties fo:text-align="start" style:justify-single-word="false"/>
      <style:text-properties style:font-name="Manrope3 Medium" fo:font-size="10pt" officeooo:rsid="0061a443" officeooo:paragraph-rsid="006a452d" style:font-size-asian="8.75pt" style:font-size-complex="10pt"/>
    </style:style>
    <style:style style:name="P62" style:family="paragraph" style:parent-style-name="Standard" style:list-style-name="L3">
      <style:paragraph-properties fo:text-align="start" style:justify-single-word="false"/>
      <style:text-properties style:font-name="Manrope3 Medium" fo:font-size="10pt" officeooo:rsid="0061a443" officeooo:paragraph-rsid="0063e5d6" style:font-size-asian="8.75pt" style:font-size-complex="10pt"/>
    </style:style>
    <style:style style:name="P63" style:family="paragraph" style:parent-style-name="Standard" style:list-style-name="L3">
      <style:paragraph-properties fo:text-align="start" style:justify-single-word="false"/>
      <style:text-properties style:font-name="Manrope3 Medium" fo:font-size="10pt" officeooo:rsid="00632c7d" officeooo:paragraph-rsid="0063e5d6" style:font-size-asian="8.75pt" style:font-size-complex="10pt"/>
    </style:style>
    <style:style style:name="P64" style:family="paragraph" style:parent-style-name="Standard" style:list-style-name="L3">
      <style:paragraph-properties fo:text-align="start" style:justify-single-word="false"/>
      <style:text-properties style:font-name="Manrope3 Medium" fo:font-size="10pt" officeooo:rsid="00542020" officeooo:paragraph-rsid="0063e5d6" style:font-size-asian="8.75pt" style:font-size-complex="10pt"/>
    </style:style>
    <style:style style:name="P65" style:family="paragraph" style:parent-style-name="Standard" style:list-style-name="L3">
      <style:paragraph-properties fo:text-align="start" style:justify-single-word="false"/>
      <style:text-properties style:font-name="Manrope3 Medium" fo:font-size="10pt" officeooo:rsid="006085b4" officeooo:paragraph-rsid="0066e290" style:font-size-asian="8.75pt" style:font-size-complex="10pt"/>
    </style:style>
    <style:style style:name="P66" style:family="paragraph" style:parent-style-name="Standard" style:list-style-name="L3">
      <style:paragraph-properties fo:text-align="start" style:justify-single-word="false"/>
      <style:text-properties style:font-name="Manrope3 Medium" fo:font-size="10pt" officeooo:rsid="006085b4" officeooo:paragraph-rsid="0063e5d6" style:font-size-asian="8.75pt" style:font-size-complex="10pt"/>
    </style:style>
    <style:style style:name="P67" style:family="paragraph" style:parent-style-name="Standard" style:list-style-name="L3">
      <style:paragraph-properties fo:text-align="start" style:justify-single-word="false"/>
      <style:text-properties style:font-name="Manrope3 Medium" fo:font-size="10pt" officeooo:rsid="0066e290" officeooo:paragraph-rsid="0066e290" style:font-size-asian="8.75pt" style:font-size-complex="10pt"/>
    </style:style>
    <style:style style:name="P68" style:family="paragraph" style:parent-style-name="Standard" style:list-style-name="L3">
      <style:paragraph-properties fo:text-align="start" style:justify-single-word="false"/>
      <style:text-properties style:font-name="Manrope3 Medium" fo:font-size="10pt" officeooo:rsid="00672fed" officeooo:paragraph-rsid="00672fed" style:font-size-asian="8.75pt" style:font-size-complex="10pt"/>
    </style:style>
    <style:style style:name="P69" style:family="paragraph" style:parent-style-name="Standard" style:list-style-name="L3">
      <style:paragraph-properties fo:text-align="start" style:justify-single-word="false"/>
      <style:text-properties style:font-name="Manrope3 Medium" fo:font-size="10pt" officeooo:rsid="00539798" officeooo:paragraph-rsid="0063e5d6" style:font-size-asian="8.75pt" style:font-size-complex="10pt"/>
    </style:style>
    <style:style style:name="P70" style:family="paragraph" style:parent-style-name="Standard" style:list-style-name="L5">
      <style:paragraph-properties fo:text-align="start" style:justify-single-word="false"/>
      <style:text-properties style:font-name="Manrope3 Medium" fo:font-size="10pt" officeooo:rsid="00592a9f" officeooo:paragraph-rsid="00592a9f" style:font-size-asian="8.75pt" style:font-size-complex="10pt"/>
    </style:style>
    <style:style style:name="P71" style:family="paragraph" style:parent-style-name="Standard" style:list-style-name="L5">
      <style:paragraph-properties fo:text-align="start" style:justify-single-word="false"/>
      <style:text-properties style:font-name="Manrope3 Medium" fo:font-size="10pt" officeooo:rsid="0059eab8" officeooo:paragraph-rsid="0059eab8" style:font-size-asian="8.75pt" style:font-size-complex="10pt"/>
    </style:style>
    <style:style style:name="P72" style:family="paragraph" style:parent-style-name="Standard" style:list-style-name="L5">
      <style:paragraph-properties fo:text-align="start" style:justify-single-word="false"/>
      <style:text-properties style:font-name="Manrope3 Medium" fo:font-size="10pt" officeooo:rsid="005b0344" officeooo:paragraph-rsid="005b0344" style:font-size-asian="8.75pt" style:font-size-complex="10pt"/>
    </style:style>
    <style:style style:name="P73" style:family="paragraph" style:parent-style-name="Standard" style:list-style-name="L4">
      <style:paragraph-properties fo:text-align="start" style:justify-single-word="false"/>
      <style:text-properties style:font-name="Manrope3 Medium" fo:font-size="10pt" officeooo:rsid="005ac871" officeooo:paragraph-rsid="005ac871" style:font-size-asian="10pt" style:font-size-complex="10pt"/>
    </style:style>
    <style:style style:name="P74" style:family="paragraph" style:parent-style-name="Standard" style:list-style-name="L4">
      <style:paragraph-properties fo:text-align="start" style:justify-single-word="false"/>
      <style:text-properties style:font-name="Manrope3 Medium" fo:font-size="10pt" officeooo:rsid="005b0344" officeooo:paragraph-rsid="005b0344" style:font-size-asian="10pt" style:font-size-complex="10pt"/>
    </style:style>
    <style:style style:name="T1" style:family="text">
      <style:text-properties officeooo:rsid="000e4fd9"/>
    </style:style>
    <style:style style:name="T2" style:family="text">
      <style:text-properties officeooo:rsid="0012eb5c"/>
    </style:style>
    <style:style style:name="T3" style:family="text">
      <style:text-properties officeooo:rsid="001324b0"/>
    </style:style>
    <style:style style:name="T4" style:family="text">
      <style:text-properties officeooo:rsid="00162241"/>
    </style:style>
    <style:style style:name="T5" style:family="text">
      <style:text-properties officeooo:rsid="0017a05c"/>
    </style:style>
    <style:style style:name="T6" style:family="text">
      <style:text-properties officeooo:rsid="00218cd8"/>
    </style:style>
    <style:style style:name="T7" style:family="text">
      <style:text-properties officeooo:rsid="0021bbfb"/>
    </style:style>
    <style:style style:name="T8" style:family="text">
      <style:text-properties officeooo:rsid="0022870f"/>
    </style:style>
    <style:style style:name="T9" style:family="text">
      <style:text-properties officeooo:rsid="00251626"/>
    </style:style>
    <style:style style:name="T10" style:family="text">
      <style:text-properties officeooo:rsid="0026c147"/>
    </style:style>
    <style:style style:name="T11" style:family="text">
      <style:text-properties officeooo:rsid="002766fc" style:font-size-asian="14pt" style:font-size-complex="14pt"/>
    </style:style>
    <style:style style:name="T12" style:family="text">
      <style:text-properties officeooo:rsid="0028db69" style:font-size-asian="14pt" style:font-size-complex="14pt"/>
    </style:style>
    <style:style style:name="T13" style:family="text">
      <style:text-properties officeooo:rsid="002a9692"/>
    </style:style>
    <style:style style:name="T14" style:family="text">
      <style:text-properties officeooo:rsid="002e2bfe"/>
    </style:style>
    <style:style style:name="T15" style:family="text">
      <style:text-properties officeooo:rsid="002f9209"/>
    </style:style>
    <style:style style:name="T16" style:family="text">
      <style:text-properties officeooo:rsid="003546d7"/>
    </style:style>
    <style:style style:name="T17" style:family="text">
      <style:text-properties style:font-size-asian="8.75pt" style:font-size-complex="10pt"/>
    </style:style>
    <style:style style:name="T18" style:family="text">
      <style:text-properties officeooo:rsid="0035d3fc" style:font-size-asian="8.75pt" style:font-size-complex="10pt"/>
    </style:style>
    <style:style style:name="T19" style:family="text">
      <style:text-properties officeooo:rsid="00379c22" style:font-size-asian="8.75pt" style:font-size-complex="10pt"/>
    </style:style>
    <style:style style:name="T20" style:family="text">
      <style:text-properties officeooo:rsid="003c3865" style:font-size-asian="8.75pt" style:font-size-complex="10pt"/>
    </style:style>
    <style:style style:name="T21" style:family="text">
      <style:text-properties officeooo:rsid="003f928e" style:font-size-asian="8.75pt" style:font-size-complex="10pt"/>
    </style:style>
    <style:style style:name="T22" style:family="text">
      <style:text-properties officeooo:rsid="003e447f"/>
    </style:style>
    <style:style style:name="T23" style:family="text">
      <style:text-properties officeooo:rsid="00446a49"/>
    </style:style>
    <style:style style:name="T24" style:family="text">
      <style:text-properties officeooo:rsid="0047e46e"/>
    </style:style>
    <style:style style:name="T25" style:family="text">
      <style:text-properties officeooo:rsid="00499644"/>
    </style:style>
    <style:style style:name="T26" style:family="text">
      <style:text-properties officeooo:rsid="00508bb1"/>
    </style:style>
    <style:style style:name="T27" style:family="text">
      <style:text-properties officeooo:rsid="0051aed6"/>
    </style:style>
    <style:style style:name="T28" style:family="text">
      <style:text-properties officeooo:rsid="00539798"/>
    </style:style>
    <style:style style:name="T29" style:family="text">
      <style:text-properties officeooo:rsid="00542020"/>
    </style:style>
    <style:style style:name="T30" style:family="text">
      <style:text-properties officeooo:rsid="00557224"/>
    </style:style>
    <style:style style:name="T31" style:family="text">
      <style:text-properties officeooo:rsid="0055b910"/>
    </style:style>
    <style:style style:name="T32" style:family="text">
      <style:text-properties officeooo:rsid="0059eab8"/>
    </style:style>
    <style:style style:name="T33" style:family="text">
      <style:text-properties officeooo:rsid="005c3e77"/>
    </style:style>
    <style:style style:name="T34" style:family="text">
      <style:text-properties officeooo:rsid="006039f6"/>
    </style:style>
    <style:style style:name="T35" style:family="text">
      <style:text-properties officeooo:rsid="0068d186"/>
    </style:style>
    <style:style style:name="T36" style:family="text">
      <style:text-properties officeooo:rsid="006ad395"/>
    </style:style>
    <style:style style:name="T37" style:family="text">
      <style:text-properties officeooo:rsid="006c59cc"/>
    </style:style>
    <style:style style:name="T38" style:family="text">
      <style:text-properties officeooo:rsid="00723860"/>
    </style:style>
    <style:style style:name="T39" style:family="text">
      <style:text-properties officeooo:rsid="0074f9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chSim</text:p>
      <text:p text:style-name="P20">By Aslan2142</text:p>
      <text:p text:style-name="P21"><text:span text:style-name="T11">License </text:span><text:span text:style-name="T12">(GPLv3</text:span><text:span text:style-name="T11">)</text:span></text:p>
      <text:p text:style-name="P10"/>
      <text:p text:style-name="P10"/>
      <text:p text:style-name="P2">Design Pillars</text:p>
      <text:p text:style-name="P10">- Starting in year 1980, time will slowly move</text:p>
      <text:p text:style-name="P10">- Managing <text:span text:style-name="T1">and Building </text:span>Hardware <text:span text:style-name="T2">(PCs)</text:span></text:p>
      <text:p text:style-name="P10">- Managing <text:span text:style-name="T1">and Building </text:span>Software</text:p>
      <text:p text:style-name="P10">- <text:span text:style-name="T1">As close to Realism as possible</text:span></text:p>
      <text:p text:style-name="P10">- <text:span text:style-name="T13">Server/Client</text:span></text:p>
      <text:p text:style-name="P10">- <text:span text:style-name="T8">Virtual in-game Internet</text:span></text:p>
      <text:p text:style-name="P1"/>
      <text:p text:style-name="P3">Game Loop</text:p>
      <text:p text:style-name="P12">- <text:span text:style-name="T2">Building and Managing PCs</text:span></text:p>
      <text:p text:style-name="P12">- <text:span text:style-name="T2">Building and Managing Software</text:span></text:p>
      <text:p text:style-name="P11">- <text:span text:style-name="T3">Selling those Money</text:span></text:p>
      <text:p text:style-name="P3"/>
      <text:p text:style-name="P3">Feature Set</text:p>
      <text:p text:style-name="P11">- <text:span text:style-name="T4">Buy Parts and Software</text:span></text:p>
      <text:p text:style-name="P11">- <text:span text:style-name="T4">Build PCs from Parts</text:span></text:p>
      <text:p text:style-name="P11">- <text:span text:style-name="T4">Make Software</text:span></text:p>
      <text:p text:style-name="P11">- <text:span text:style-name="T4">Sell PC Builds and/or Software for money</text:span></text:p>
      <text:p text:style-name="P11">- <text:span text:style-name="T4">Detailed Managing of Hardware and Software</text:span></text:p>
      <text:p text:style-name="P11">- <text:span text:style-name="T5">Overclock Parts</text:span></text:p>
      <text:p text:style-name="P11">- <text:span text:style-name="T5">PC Diagnostics</text:span></text:p>
      <text:p text:style-name="P29">Interface</text:p>
      <text:p text:style-name="P13">- Menu on the Right Side (Overview, Workshop, <text:span text:style-name="T10">Tasks, Shop</text:span>)</text:p>
      <text:p text:style-name="P13">- Content on the Left Side</text:p>
      <text:p text:style-name="P13">- <text:span text:style-name="T6">Time and Date above Menu</text:span></text:p>
      <text:p text:style-name="P4"/>
      <text:p text:style-name="P5">Overview</text:p>
      <text:p text:style-name="P14">- <text:span text:style-name="T6">Name</text:span></text:p>
      <text:p text:style-name="P14">- <text:span text:style-name="T6">Time and Date</text:span></text:p>
      <text:p text:style-name="P14">- <text:span text:style-name="T6">Money Statistics</text:span></text:p>
      <text:p text:style-name="P15">- <text:span text:style-name="T9">List of Active Jobs</text:span></text:p>
      <text:p text:style-name="P5"/>
      <text:p text:style-name="P5">Workshop</text:p>
      <text:p text:style-name="P14">- <text:span text:style-name="T7">List of Devices (Computers, etc)</text:span></text:p>
      <text:p text:style-name="P14">- <text:span text:style-name="T7">Button to add Device (Computer, etc)</text:span></text:p>
      <text:p text:style-name="P5"/>
      <text:p text:style-name="P7">Tasks</text:p>
      <text:p text:style-name="P16">- <text:span text:style-name="T9">List of Active Tasks (Installing, Uploading, Downloading, Compiling, Rendering, etc)</text:span></text:p>
      <text:p text:style-name="P16"/>
      <text:p text:style-name="P8">Shop</text:p>
      <text:p text:style-name="P16">- <text:span text:style-name="T39">List of Available Parts to Buy (Regenerates every week)</text:span></text:p>
      <text:p text:style-name="P31">How it’s gonna Work</text:p>
      <text:p text:style-name="P19">Game <text:span text:style-name="T38">Client </text:span>will be made in Godot engine.</text:p>
      <text:p text:style-name="P17">Everything will be happening on Server. <text:span text:style-name="T15">Players</text:span> on the server can be marked as Admin or User. Admin can change speed of Time or pause it. <text:span text:style-name="T14">As time goes on, new Technologies, Programs and Parts will come out. Players can build PCs for money, make and sell programs, hack into systems, etc. Game should be as close to realism as possible.</text:span></text:p>
      <text:p text:style-name="P30">Technicalities</text:p>
      <text:p text:style-name="P6"/>
      <text:p text:style-name="P18">Server Data</text:p>
      <text:list xml:id="list753251549" text:style-name="L1">
        <text:list-item>
          <text:p text:style-name="P36">Current Time <text:span text:style-name="T16">and Date</text:span></text:p>
        </text:list-item>
        <text:list-item>
          <text:p text:style-name="P36">Speed <text:span text:style-name="T22">o</text:span>f Time</text:p>
        </text:list-item>
        <text:list-item>
          <text:p text:style-name="P36">Players (User, Admin) and their Properties</text:p>
        </text:list-item>
        <text:list-item>
          <text:p text:style-name="P36">Internet</text:p>
        </text:list-item>
        <text:list-item>
          <text:p text:style-name="P37">Shops</text:p>
        </text:list-item>
      </text:list>
      <text:p text:style-name="P23"/>
      <text:p text:style-name="P23">Server will update Time and Date every 1 in-game Hour.</text:p>
      <text:p text:style-name="P24">This interval is determined by Speed of Time.</text:p>
      <text:p text:style-name="P22"/>
      <text:p text:style-name="P22">When Client asks for data about available parts/programs/technologies, Server will calculate what to return according to Current Time and Date.</text:p>
      <text:p text:style-name="P25"/>
      <text:p text:style-name="P27"><text:span text:style-name="T18">Websites/Hardware/Software will be available for a </text:span><text:span text:style-name="T21">certain</text:span><text:span text:style-name="T18"> Time and Date (ex. Intel 80386 will be available in shops starting October 1985 (date it was released) and after it becomes obsolete it could be bought only from online marketplaces </text:span><text:span text:style-name="T19">or MAYBE by trading with another players</text:span><text:span text:style-name="T18">).</text:span></text:p>
      <text:p text:style-name="P26"/>
      <text:p text:style-name="P28"><text:span text:style-name="T18">Websites/Hardware/Software </text:span><text:span text:style-name="T17">will be hardcoded along with properties </text:span><text:span text:style-name="T20">like release date</text:span><text:span text:style-name="T17">.</text:span></text:p>
      <text:p text:style-name="P35">Player Data</text:p>
      <text:list xml:id="list1972552490" text:style-name="L2">
        <text:list-item>
          <text:p text:style-name="P38">Name</text:p>
        </text:list-item>
        <text:list-item>
          <text:p text:style-name="P38">Money</text:p>
        </text:list-item>
        <text:list-item>
          <text:p text:style-name="P38">Jobs</text:p>
          <text:list>
            <text:list-item>
              <text:p text:style-name="P38">Type</text:p>
            </text:list-item>
            <text:list-item>
              <text:p text:style-name="P38">Title</text:p>
            </text:list-item>
            <text:list-item>
              <text:p text:style-name="P38">Description</text:p>
            </text:list-item>
            <text:list-item>
              <text:p text:style-name="P38">Reward</text:p>
            </text:list-item>
            <text:list-item>
              <text:p text:style-name="P38">Deadline</text:p>
            </text:list-item>
            <text:list-item>
              <text:p text:style-name="P39">Requirements</text:p>
            </text:list-item>
          </text:list>
        </text:list-item>
        <text:list-item>
          <text:p text:style-name="P39">Devices (PCs)</text:p>
          <text:list>
            <text:list-item>
              <text:p text:style-name="P39">Type</text:p>
            </text:list-item>
            <text:list-item>
              <text:p text:style-name="P39">Name</text:p>
            </text:list-item>
            <text:list-item>
              <text:p text:style-name="P39">Parts</text:p>
              <text:list>
                <text:list-item>
                  <text:p text:style-name="P39">Case (Not Required)</text:p>
                </text:list-item>
                <text:list-item>
                  <text:p text:style-name="P39">MOBO</text:p>
                </text:list-item>
                <text:list-item>
                  <text:p text:style-name="P39">PSU</text:p>
                </text:list-item>
                <text:list-item>
                  <text:p text:style-name="P39">CPU (CPUs)</text:p>
                  <text:list>
                    <text:list-item>
                      <text:p text:style-name="P41">iGPU</text:p>
                    </text:list-item>
                  </text:list>
                </text:list-item>
                <text:list-item>
                  <text:p text:style-name="P39">RAM Sticks</text:p>
                </text:list-item>
                <text:list-item>
                  <text:p text:style-name="P40"><text:span text:style-name="T28">Graphics Card</text:span> (<text:span text:style-name="T28">Cards</text:span>)</text:p>
                </text:list-item>
                <text:list-item>
                  <text:p text:style-name="P39">Storage Devices (HDD, SSD, SSHD, Flash Drive<text:span text:style-name="T23">s</text:span>, SD Card<text:span text:style-name="T23">s</text:span>, etc)</text:p>
                  <text:list>
                    <text:list-item>
                      <text:p text:style-name="P42">Partition <text:span text:style-name="T24">Table (MBR, GPT)</text:span></text:p>
                      <text:list>
                        <text:list-item>
                          <text:p text:style-name="P43">Partitions</text:p>
                          <text:list>
                            <text:list-item>
                              <text:p text:style-name="P43">Bootloader <text:span text:style-name="T25">(in case of GPT use EFI Partition)</text:span></text:p>
                            </text:list-item>
                            <text:list-item>
                              <text:p text:style-name="P43">Operating System (Files)</text:p>
                            </text:list-item>
                            <text:list-item>
                              <text:p text:style-name="P43">Programs (Files)</text:p>
                            </text:list-item>
                            <text:list-item>
                              <text:p text:style-name="P43">Files</text:p>
                            </text:list-item>
                          </text:list>
                        </text:list-item>
                      </text:list>
                    </text:list-item>
                  </text:list>
                </text:list-item>
                <text:list-item>
                  <text:p text:style-name="P44"><text:span text:style-name="T27">CPU </text:span>Cooler</text:p>
                </text:list-item>
                <text:list-item>
                  <text:p text:style-name="P44">Fans</text:p>
                </text:list-item>
              </text:list>
            </text:list-item>
          </text:list>
        </text:list-item>
      </text:list>
      <text:p text:style-name="P32">Parts Specifications</text:p>
      <text:list xml:id="list2625838861" text:style-name="L3">
        <text:list-item>
          <text:p text:style-name="P45">Everything</text:p>
          <text:list>
            <text:list-item>
              <text:p text:style-name="P45">Name</text:p>
            </text:list-item>
            <text:list-item>
              <text:p text:style-name="P45">Manufacturer</text:p>
            </text:list-item>
            <text:list-item>
              <text:p text:style-name="P45">Production Date</text:p>
            </text:list-item>
            <text:list-item>
              <text:p text:style-name="P46">Condition</text:p>
            </text:list-item>
          </text:list>
        </text:list-item>
        <text:list-item>
          <text:p text:style-name="P45">Case</text:p>
          <text:list>
            <text:list-item>
              <text:p text:style-name="P47"><text:span text:style-name="T37">Internal </text:span>Dimensions</text:p>
            </text:list-item>
            <text:list-item>
              <text:p text:style-name="P47"><text:span text:style-name="T26">Max supported MOBO size</text:span> (ATX, <text:span text:style-name="T26">microATX</text:span>, etc)</text:p>
            </text:list-item>
            <text:list-item>
              <text:p text:style-name="P49">Fan Slots</text:p>
              <text:list>
                <text:list-item>
                  <text:p text:style-name="P49">Max Size</text:p>
                </text:list-item>
              </text:list>
            </text:list-item>
          </text:list>
        </text:list-item>
        <text:list-item>
          <text:p text:style-name="P50">CPU Cooler</text:p>
          <text:list>
            <text:list-item>
              <text:p text:style-name="P53">Fan Slot<text:span text:style-name="T36">s</text:span></text:p>
              <text:list>
                <text:list-item>
                  <text:p text:style-name="P49">Max Size</text:p>
                </text:list-item>
              </text:list>
            </text:list-item>
          </text:list>
        </text:list-item>
        <text:list-item>
          <text:p text:style-name="P50">Fan</text:p>
          <text:list>
            <text:list-item>
              <text:p text:style-name="P53">Size</text:p>
            </text:list-item>
            <text:list-item>
              <text:p text:style-name="P53">RPM</text:p>
            </text:list-item>
            <text:list-item>
              <text:p text:style-name="P54">PWM (yes/no)</text:p>
            </text:list-item>
          </text:list>
        </text:list-item>
        <text:list-item>
          <text:p text:style-name="P51">MOBO</text:p>
          <text:list>
            <text:list-item>
              <text:p text:style-name="P48"><text:span text:style-name="T34">Size</text:span> (ATX, <text:span text:style-name="T26">microATX</text:span>, etc)</text:p>
            </text:list-item>
            <text:list-item>
              <text:p text:style-name="P55">Chipset <text:span text:style-name="T35">(B450, X570, etc)</text:span></text:p>
            </text:list-item>
            <text:list-item>
              <text:p text:style-name="P55">Sockets (AM3, AM4, LGA1151)</text:p>
            </text:list-item>
          </text:list>
        </text:list-item>
        <text:list-item>
          <text:p text:style-name="P56">PSU</text:p>
          <text:list>
            <text:list-item>
              <text:p text:style-name="P56">Wattage</text:p>
            </text:list-item>
            <text:list-item>
              <text:p text:style-name="P57">Effectivity (Percentage)</text:p>
            </text:list-item>
            <text:list-item>
              <text:p text:style-name="P57">Dimensions</text:p>
            </text:list-item>
          </text:list>
        </text:list-item>
      </text:list>
      <text:p text:style-name="P34">Parts Specifications</text:p>
      <text:list xml:id="list115647446389013" text:continue-numbering="true" text:style-name="L3">
        <text:list-item>
          <text:p text:style-name="P52">CPU</text:p>
          <text:list>
            <text:list-item>
              <text:p text:style-name="P59">Socket</text:p>
            </text:list-item>
            <text:list-item>
              <text:p text:style-name="P60">Supported Chipsets<text:span text:style-name="T34"> (B450, X570, etc)</text:span></text:p>
            </text:list-item>
            <text:list-item>
              <text:p text:style-name="P61">Supported RAM Types<text:span text:style-name="T29"> (DDR, DDR2, etc)</text:span></text:p>
            </text:list-item>
            <text:list-item>
              <text:p text:style-name="P62">Supported RAM Speeds (up to)</text:p>
            </text:list-item>
            <text:list-item>
              <text:p text:style-name="P63">Max Memory Channels</text:p>
            </text:list-item>
            <text:list-item>
              <text:p text:style-name="P64">Clock Speed</text:p>
            </text:list-item>
            <text:list-item>
              <text:p text:style-name="P65">Core Count</text:p>
            </text:list-item>
            <text:list-item>
              <text:p text:style-name="P67">Lithography (in nanometers)</text:p>
            </text:list-item>
            <text:list-item>
              <text:p text:style-name="P68">L1 Cache</text:p>
            </text:list-item>
            <text:list-item>
              <text:p text:style-name="P68">L2 Cache</text:p>
            </text:list-item>
            <text:list-item>
              <text:p text:style-name="P68">L3 Cache</text:p>
            </text:list-item>
            <text:list-item>
              <text:p text:style-name="P64"><text:span text:style-name="T31">Performance</text:span> (<text:span text:style-name="T30">at stock clock speed</text:span>)</text:p>
            </text:list-item>
            <text:list-item>
              <text:p text:style-name="P64">TDP</text:p>
            </text:list-item>
          </text:list>
        </text:list-item>
        <text:list-item>
          <text:p text:style-name="P52">RAM</text:p>
          <text:list>
            <text:list-item>
              <text:p text:style-name="P64">Capacity</text:p>
            </text:list-item>
            <text:list-item>
              <text:p text:style-name="P64">Clock Speed</text:p>
            </text:list-item>
            <text:list-item>
              <text:p text:style-name="P64">Data Throughput (<text:span text:style-name="T30">at stock clock speed</text:span>)</text:p>
            </text:list-item>
            <text:list-item>
              <text:p text:style-name="P64">Type (DDR, DDR2, etc)</text:p>
            </text:list-item>
          </text:list>
        </text:list-item>
        <text:list-item>
          <text:p text:style-name="P69">Graphics Card</text:p>
          <text:list>
            <text:list-item>
              <text:p text:style-name="P64">RAM</text:p>
            </text:list-item>
            <text:list-item>
              <text:p text:style-name="P64">GPU</text:p>
              <text:list>
                <text:list-item>
                  <text:p text:style-name="P64">Clock Speed</text:p>
                </text:list-item>
                <text:list-item>
                  <text:p text:style-name="P66">Core Count</text:p>
                </text:list-item>
                <text:list-item>
                  <text:p text:style-name="P67">Lithography (in nanometers)</text:p>
                </text:list-item>
                <text:list-item>
                  <text:p text:style-name="P64"><text:span text:style-name="T31">Performance</text:span> (<text:span text:style-name="T30">at stock clock speed</text:span>)</text:p>
                </text:list-item>
              </text:list>
            </text:list-item>
            <text:list-item>
              <text:p text:style-name="P64">TDP</text:p>
            </text:list-item>
            <text:list-item>
              <text:p text:style-name="P58">Dimensions</text:p>
            </text:list-item>
          </text:list>
        </text:list-item>
      </text:list>
      <text:p text:style-name="P33">Parts Specifications <text:span text:style-name="T32">(Storage Devices)</text:span></text:p>
      <text:list xml:id="list3777618548" text:style-name="L4">
        <text:list-item>
          <text:p text:style-name="P73">Everything</text:p>
          <text:list>
            <text:list-item>
              <text:p text:style-name="P73">Parts/Everything</text:p>
            </text:list-item>
            <text:list-item>
              <text:p text:style-name="P74"><text:span text:style-name="T33">Connector</text:span> (SATA, <text:span text:style-name="T33">M.2</text:span>, USB<text:span text:style-name="T33">1.0, USB2.0, etc</text:span>)</text:p>
            </text:list-item>
            <text:list-item>
              <text:p text:style-name="P74">Capacity</text:p>
            </text:list-item>
            <text:list-item>
              <text:p text:style-name="P73">IOPS</text:p>
            </text:list-item>
            <text:list-item>
              <text:p text:style-name="P73">Sequential Read</text:p>
            </text:list-item>
            <text:list-item>
              <text:p text:style-name="P73">Sequential Write</text:p>
            </text:list-item>
            <text:list-item>
              <text:p text:style-name="P73">Random Read</text:p>
            </text:list-item>
            <text:list-item>
              <text:p text:style-name="P73">Random Write</text:p>
            </text:list-item>
          </text:list>
        </text:list-item>
      </text:list>
      <text:list xml:id="list239221561" text:style-name="L5">
        <text:list-item>
          <text:p text:style-name="P70">HDD</text:p>
          <text:list>
            <text:list-item>
              <text:p text:style-name="P71">RPM</text:p>
            </text:list-item>
          </text:list>
        </text:list-item>
        <text:list-item>
          <text:p text:style-name="P70">SSD</text:p>
        </text:list-item>
        <text:list-item>
          <text:p text:style-name="P72">SSHD</text:p>
        </text:list-item>
        <text:list-item>
          <text:p text:style-name="P70">Flash Drive</text:p>
        </text:list-item>
        <text:list-item>
          <text:p text:style-name="P70">SD C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Manrope3 Medium" svg:font-family="'Manrope3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7:39:03.626308050</meta:creation-date>
    <dc:date>2020-03-18T11:56:46.622786834</dc:date>
    <meta:editing-duration>PT2H15M27S</meta:editing-duration>
    <meta:editing-cycles>96</meta:editing-cycles>
    <meta:generator>LibreOffice/6.2.8.2$Linux_X86_64 LibreOffice_project/20$Build-2</meta:generator>
    <meta:document-statistic meta:table-count="0" meta:image-count="0" meta:object-count="0" meta:page-count="8" meta:paragraph-count="154" meta:word-count="669" meta:character-count="3509" meta:non-whitespace-character-count="3096"/>
  </office:meta>
</office:document-meta>
</file>